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2pt" officeooo:rsid="0005bcb7" officeooo:paragraph-rsid="0005bcb7" style:font-size-asian="10.5pt" style:font-size-complex="12pt"/>
    </style:style>
    <style:style style:name="P2" style:family="paragraph" style:parent-style-name="Standard">
      <style:paragraph-properties fo:text-align="start" style:justify-single-word="false"/>
      <style:text-properties fo:font-size="12pt" officeooo:rsid="0005bcb7" officeooo:paragraph-rsid="0005bcb7" style:font-size-asian="10.5pt" style:font-size-complex="12pt"/>
    </style:style>
    <style:style style:name="P3" style:family="paragraph" style:parent-style-name="Standard">
      <style:paragraph-properties fo:text-align="center" style:justify-single-word="false"/>
      <style:text-properties fo:font-size="12pt" officeooo:rsid="00067d6a" officeooo:paragraph-rsid="00067d6a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officeooo:rsid="00067d6a" officeooo:paragraph-rsid="00067d6a" style:font-size-asian="10.5pt" style:font-size-complex="12pt"/>
    </style:style>
    <style:style style:name="P5" style:family="paragraph" style:parent-style-name="Standard">
      <style:paragraph-properties fo:text-align="center" style:justify-single-word="false"/>
      <style:text-properties fo:font-size="16pt" officeooo:rsid="0005bcb7" officeooo:paragraph-rsid="0005bcb7" style:font-size-asian="16pt" style:font-size-complex="16pt"/>
    </style:style>
    <style:style style:name="T1" style:family="text">
      <style:text-properties officeooo:rsid="00067d6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Markov Decision in Tonal Music Generation</text:p>
      <text:p text:style-name="P1">by</text:p>
      <text:p text:style-name="P1">David Benoit &amp; Brian Chiang</text:p>
      <text:p text:style-name="P1"/>
      <text:p text:style-name="P2"/>
      <text:p text:style-name="P1">What is Tonal Music?</text:p>
      <text:p text:style-name="P2"><text:tab/>Tonal music is music that revolves around a note acting as a tonal center, or key. <text:s/>For example, a <text:s/>musical excerpt in the key of C major usually beings with a C major harmony (the notes C, E, and G played together). <text:s/><text:span text:style-name="T1">The piece will generally pass through many different harmonies, but will ultimately create a tension which wants to resolve to the tonal center; in this case, C major. <text:s/>As such, the excerpt will usually end on the tonal center.</text:span></text:p>
      <text:p text:style-name="P2"/>
      <text:p text:style-name="P3">How Does this Program Generate Tonal Music?</text:p>
      <text:p text:style-name="P4"><text:tab/>This program uses Markov Decision Processes to generate counterpoint, which is the relationship between the different voices in an excerpt. <text:s/></text:p>
      <text:p text:style-name="P4"/>
      <text:p text:style-name="P3">Note: insert program pictur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2T15:43:54.185178018</meta:creation-date>
    <dc:date>2016-12-02T16:03:41.651190333</dc:date>
    <meta:editing-duration>PT8M17S</meta:editing-duration>
    <meta:editing-cycles>1</meta:editing-cycles>
    <meta:document-statistic meta:table-count="0" meta:image-count="0" meta:object-count="0" meta:page-count="1" meta:paragraph-count="8" meta:word-count="128" meta:character-count="749" meta:non-whitespace-character-count="621"/>
    <meta:generator>LibreOffice/5.1.4.2$Linux_X86_64 LibreOffice_project/10m0$Build-2</meta:generator>
  </office:meta>
</office:document-meta>
</file>